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a9528" officeooo:paragraph-rsid="000a9528"/>
    </style:style>
    <style:style style:name="T1" style:family="text">
      <style:text-properties officeooo:rsid="000c7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Reyes</text:p>
      <text:p text:style-name="P1">CS202</text:p>
      <text:p text:style-name="P1">4/8/15</text:p>
      <text:p text:style-name="P1">Project 9 Documentation</text:p>
      <text:p text:style-name="P1"><text:s/></text:p>
      <text:p text:style-name="P1"><text:tab/>For this project, <text:s/>we made 2 files for each type of data structure of queue and stack, array based. <text:span text:style-name="T1">For the queue based, it was a little harder for the wrap based functionality, especially trying to figure out if they are equal. Other than that, I thought that queue based was pretty easy because it worked like a normal array but had different functionality to it. It is a cool way to make a line, or for our main project, pass out cards. When it got to stacks, it was a little bit easier to understand because there was no wrap functionality. I think the wrap functionality is really inefficient because it has spaces in the array that aren't which is really weird to me because I feel that could be really taxing on the computer <text:s/>for large sets of data. I think that when node based data structures come into affect, they will be a lot more efficient and less taxing on the computer because they are memory locations that are called when they are needed, you don't need to declare or set a size beforehand. <text:s/></text:span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8:41:11.634909758</meta:creation-date>
    <dc:date>2015-04-08T22:31:38.475106743</dc:date>
    <meta:editing-duration>PT33S</meta:editing-duration>
    <meta:editing-cycles>1</meta:editing-cycles>
    <meta:document-statistic meta:table-count="0" meta:image-count="0" meta:object-count="0" meta:page-count="1" meta:paragraph-count="6" meta:word-count="194" meta:character-count="1065" meta:non-whitespace-character-count="866"/>
    <meta:generator>LibreOffice/4.2.7.2$Linux_X86_64 LibreOffice_project/420m0$Build-2</meta:generator>
  </office:meta>
</office:document-meta>
</file>